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Nimbus Mono L" fo:font-size="8.5pt" fo:letter-spacing="normal" fo:font-style="normal" style:text-underline-style="none" fo:font-weight="normal" officeooo:rsid="001e315d" officeooo:paragraph-rsid="001e315d" fo:background-color="transparent" style:font-size-asian="8.5pt" style:font-weight-asian="normal" style:font-size-complex="8.5pt" style:font-weight-complex="normal"/>
    </style:style>
    <style:style style:name="P2" style:family="paragraph" style:parent-style-name="Standard">
      <style:text-properties fo:font-variant="normal" fo:text-transform="none" fo:color="#222222" style:font-name="Nimbus Mono L" fo:font-size="8.5pt" fo:letter-spacing="normal" fo:font-style="normal" style:text-underline-style="solid" style:text-underline-width="auto" style:text-underline-color="font-color" fo:font-weight="bold" officeooo:rsid="001e315d" officeooo:paragraph-rsid="001e315d" fo:background-color="transparent" style:font-size-asian="8.5pt" style:font-weight-asian="bold" style:font-size-complex="8.5pt" style:font-weight-complex="bold"/>
    </style:style>
    <style:style style:name="P3" style:family="paragraph" style:parent-style-name="Standard">
      <style:text-properties fo:font-variant="normal" fo:text-transform="none" fo:color="#3333ff" style:font-name="Nimbus Mono L" fo:font-size="8.5pt" fo:letter-spacing="normal" fo:font-style="normal" style:text-underline-style="none" fo:font-weight="bold" officeooo:rsid="001e315d" officeooo:paragraph-rsid="001e315d" fo:background-color="transparent" style:font-size-asian="8.5pt" style:font-weight-asian="bold" style:font-size-complex="8.5pt" style:font-weight-complex="bold"/>
    </style:style>
    <style:style style:name="P4" style:family="paragraph" style:parent-style-name="Standard">
      <style:text-properties fo:font-variant="normal" fo:text-transform="none" fo:color="#3333ff" style:font-name="Nimbus Mono L" fo:font-size="8.5pt" fo:letter-spacing="normal" fo:font-style="normal" style:text-underline-style="none" fo:font-weight="bold" officeooo:rsid="00657395" officeooo:paragraph-rsid="006779a1" fo:background-color="transparent" style:font-size-asian="8.5pt" style:font-weight-asian="bold" style:font-size-complex="8.5pt" style:font-weight-complex="bold"/>
    </style:style>
    <style:style style:name="P5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657395" fo:background-color="transparent" style:font-size-asian="8.5pt" style:font-weight-asian="normal" style:font-size-complex="8.5pt" style:font-weight-complex="normal"/>
    </style:style>
    <style:style style:name="P6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6779a1" fo:background-color="transparent" style:font-size-asian="8.5pt" style:font-weight-asian="normal" style:font-size-complex="8.5pt" style:font-weight-complex="normal"/>
    </style:style>
    <style:style style:name="P7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80aedd" fo:background-color="transparent" style:font-size-asian="8.5pt" style:font-weight-asian="normal" style:font-size-complex="8.5pt" style:font-weight-complex="normal"/>
    </style:style>
    <style:style style:name="P8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8a9dfa" fo:background-color="transparent" style:font-size-asian="8.5pt" style:font-weight-asian="normal" style:font-size-complex="8.5pt" style:font-weight-complex="normal"/>
    </style:style>
    <style:style style:name="P9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be6094" fo:background-color="transparent" style:font-size-asian="8.5pt" style:font-weight-asian="normal" style:font-size-complex="8.5pt" style:font-weight-complex="normal"/>
    </style:style>
    <style:style style:name="P10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cb9038" fo:background-color="transparent" style:font-size-asian="8.5pt" style:font-weight-asian="normal" style:font-size-complex="8.5pt" style:font-weight-complex="normal"/>
    </style:style>
    <style:style style:name="P11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de7df9" fo:background-color="transparent" style:font-size-asian="8.5pt" style:font-weight-asian="normal" style:font-size-complex="8.5pt" style:font-weight-complex="normal"/>
    </style:style>
    <style:style style:name="P12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df519c" fo:background-color="transparent" style:font-size-asian="8.5pt" style:font-weight-asian="normal" style:font-size-complex="8.5pt" style:font-weight-complex="normal"/>
    </style:style>
    <style:style style:name="P13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e4074f" fo:background-color="transparent" style:font-size-asian="8.5pt" style:font-weight-asian="normal" style:font-size-complex="8.5pt" style:font-weight-complex="normal"/>
    </style:style>
    <style:style style:name="P14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ae1ae8" fo:background-color="transparent" style:font-size-asian="8.5pt" style:font-weight-asian="normal" style:font-size-complex="8.5pt" style:font-weight-complex="normal"/>
    </style:style>
    <style:style style:name="P15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7eb0fc" fo:background-color="transparent" style:font-size-asian="8.5pt" style:font-weight-asian="normal" style:font-size-complex="8.5pt" style:font-weight-complex="normal"/>
    </style:style>
    <style:style style:name="P16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8e71ce" fo:background-color="transparent" style:font-size-asian="8.5pt" style:font-weight-asian="normal" style:font-size-complex="8.5pt" style:font-weight-complex="normal"/>
    </style:style>
    <style:style style:name="P17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1e315d" fo:background-color="transparent" style:font-size-asian="8.5pt" style:font-weight-asian="normal" style:font-size-complex="8.5pt" style:font-weight-complex="normal"/>
    </style:style>
    <style:style style:name="P18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78749f" fo:background-color="transparent" style:font-size-asian="8.5pt" style:font-weight-asian="normal" style:font-size-complex="8.5pt" style:font-weight-complex="normal"/>
    </style:style>
    <style:style style:name="P19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ad24b4" fo:background-color="transparent" style:font-size-asian="8.5pt" style:font-weight-asian="normal" style:font-size-complex="8.5pt" style:font-weight-complex="normal"/>
    </style:style>
    <style:style style:name="P20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c7f891" officeooo:paragraph-rsid="00c92db4" fo:background-color="transparent" style:font-size-asian="8.5pt" style:font-weight-asian="normal" style:font-size-complex="8.5pt" style:font-weight-complex="normal"/>
    </style:style>
    <style:style style:name="P21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solid" style:text-underline-width="auto" style:text-underline-color="font-color" fo:font-weight="bold" officeooo:rsid="00657395" officeooo:paragraph-rsid="00657395" fo:background-color="transparent" style:font-size-asian="8.5pt" style:font-weight-asian="bold" style:font-size-complex="8.5pt" style:font-weight-complex="bold"/>
    </style:style>
    <style:style style:name="P22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solid" style:text-underline-width="auto" style:text-underline-color="font-color" fo:font-weight="bold" officeooo:rsid="00657395" officeooo:paragraph-rsid="006779a1" fo:background-color="transparent" style:font-size-asian="8.5pt" style:font-weight-asian="bold" style:font-size-complex="8.5pt" style:font-weight-complex="bold"/>
    </style:style>
    <style:style style:name="P23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solid" style:text-underline-width="auto" style:text-underline-color="font-color" fo:font-weight="bold" officeooo:rsid="00657395" officeooo:paragraph-rsid="0080aedd" fo:background-color="transparent" style:font-size-asian="8.5pt" style:font-weight-asian="bold" style:font-size-complex="8.5pt" style:font-weight-complex="bold"/>
    </style:style>
    <style:style style:name="P24" style:family="paragraph" style:parent-style-name="Standard">
      <style:text-properties fo:font-variant="normal" fo:text-transform="none" fo:color="#ff3333" style:font-name="Nimbus Mono L" fo:font-size="8.5pt" fo:letter-spacing="normal" fo:font-style="normal" style:text-underline-style="none" fo:font-weight="bold" officeooo:rsid="001e315d" officeooo:paragraph-rsid="001e315d" fo:background-color="transparent" style:font-size-asian="8.5pt" style:font-weight-asian="bold" style:font-size-complex="8.5pt" style:font-weight-complex="bold"/>
    </style:style>
    <style:style style:name="P25" style:family="paragraph" style:parent-style-name="Standard">
      <style:text-properties fo:font-variant="normal" fo:text-transform="none" fo:color="#ff3333" style:font-name="Nimbus Mono L" fo:font-size="8.5pt" fo:letter-spacing="normal" fo:font-style="normal" style:text-underline-style="none" fo:font-weight="bold" officeooo:rsid="001e315d" officeooo:paragraph-rsid="009accf1" fo:background-color="transparent" style:font-size-asian="8.5pt" style:font-weight-asian="bold" style:font-size-complex="8.5pt" style:font-weight-complex="bold"/>
    </style:style>
    <style:style style:name="P26" style:family="paragraph" style:parent-style-name="Standard">
      <style:text-properties fo:font-variant="normal" fo:text-transform="none" fo:color="#ff3333" style:font-name="Nimbus Mono L" fo:font-size="8.5pt" fo:letter-spacing="normal" fo:font-style="normal" style:text-underline-style="none" fo:font-weight="bold" officeooo:rsid="006eb20b" officeooo:paragraph-rsid="0092cfa8" fo:background-color="transparent" style:font-size-asian="8.5pt" style:font-weight-asian="bold" style:font-size-complex="8.5pt" style:font-weight-complex="bold"/>
    </style:style>
    <style:style style:name="P27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7eb0fc" fo:background-color="transparent" style:font-size-asian="8.5pt" style:font-weight-asian="bold" style:font-size-complex="8.5pt" style:font-weight-complex="bold"/>
    </style:style>
    <style:style style:name="P28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93b7a1" fo:background-color="transparent" style:font-size-asian="8.5pt" style:font-weight-asian="bold" style:font-size-complex="8.5pt" style:font-weight-complex="bold"/>
    </style:style>
    <style:style style:name="P29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98bc84" fo:background-color="transparent" style:font-size-asian="8.5pt" style:font-weight-asian="bold" style:font-size-complex="8.5pt" style:font-weight-complex="bold"/>
    </style:style>
    <style:style style:name="P30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9accf1" fo:background-color="transparent" style:font-size-asian="8.5pt" style:font-weight-asian="bold" style:font-size-complex="8.5pt" style:font-weight-complex="bold"/>
    </style:style>
    <style:style style:name="P31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a105aa" fo:background-color="transparent" style:font-size-asian="8.5pt" style:font-weight-asian="bold" style:font-size-complex="8.5pt" style:font-weight-complex="bold"/>
    </style:style>
    <style:style style:name="P32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a4253b" fo:background-color="transparent" style:font-size-asian="8.5pt" style:font-weight-asian="bold" style:font-size-complex="8.5pt" style:font-weight-complex="bold"/>
    </style:style>
    <style:style style:name="P33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cea09c" fo:background-color="#ffff00" style:font-size-asian="8.5pt" style:font-weight-asian="bold" style:font-size-complex="8.5pt" style:font-weight-complex="bold"/>
    </style:style>
    <style:style style:name="P34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d8f2d0" fo:background-color="#ffff00" style:font-size-asian="8.5pt" style:font-weight-asian="bold" style:font-size-complex="8.5pt" style:font-weight-complex="bold"/>
    </style:style>
    <style:style style:name="P35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1e315d" officeooo:paragraph-rsid="009fcff5" fo:background-color="transparent" style:font-size-asian="8.5pt" style:font-weight-asian="bold" style:font-size-complex="8.5pt" style:font-weight-complex="bold"/>
    </style:style>
    <style:style style:name="P36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657395" officeooo:paragraph-rsid="00a36e5a" fo:background-color="transparent" style:font-size-asian="8.5pt" style:font-weight-asian="bold" style:font-size-complex="8.5pt" style:font-weight-complex="bold"/>
    </style:style>
    <style:style style:name="P37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657395" officeooo:paragraph-rsid="00cb9038" fo:background-color="transparent" style:font-size-asian="8.5pt" style:font-weight-asian="bold" style:font-size-complex="8.5pt" style:font-weight-complex="bold"/>
    </style:style>
    <style:style style:name="P38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657395" officeooo:paragraph-rsid="00cbaae5" fo:background-color="transparent" style:font-size-asian="8.5pt" style:font-weight-asian="bold" style:font-size-complex="8.5pt" style:font-weight-complex="bold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181049" officeooo:paragraph-rsid="00181049" fo:background-color="#ffff00" style:font-weight-asian="bold" style:font-weight-complex="bold"/>
    </style:style>
    <style:style style:name="P40" style:family="paragraph" style:parent-style-name="Standard">
      <style:text-properties style:text-underline-style="none" officeooo:rsid="001e315d" officeooo:paragraph-rsid="001e315d" fo:background-color="transparent"/>
    </style:style>
    <style:style style:name="P41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c6d49c" officeooo:paragraph-rsid="00ed3045" fo:background-color="#ffffff" style:font-size-asian="8.5pt" style:font-weight-asian="normal" style:font-size-complex="8.5pt" style:font-weight-complex="normal"/>
    </style:style>
    <style:style style:name="P42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e74d86" fo:background-color="transparent" style:font-size-asian="8.5pt" style:font-weight-asian="normal" style:font-size-complex="8.5pt" style:font-weight-complex="normal"/>
    </style:style>
    <style:style style:name="P43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f22290" fo:background-color="transparent" style:font-size-asian="8.5pt" style:font-weight-asian="normal" style:font-size-complex="8.5pt" style:font-weight-complex="normal"/>
    </style:style>
    <style:style style:name="P44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f533a0" fo:background-color="#ffff00" style:font-size-asian="8.5pt" style:font-weight-asian="normal" style:font-size-complex="8.5pt" style:font-weight-complex="normal"/>
    </style:style>
    <style:style style:name="P45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ef5e79" fo:background-color="transparent" style:font-size-asian="8.5pt" style:font-weight-asian="bold" style:font-size-complex="8.5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fo:color="#222222" style:font-name="Nimbus Mono L" fo:font-size="8.5pt" fo:letter-spacing="normal" fo:font-style="normal" style:text-underline-style="solid" style:text-underline-width="auto" style:text-underline-color="font-color" fo:font-weight="bold" officeooo:rsid="009532e5" style:font-size-asian="8.5pt" style:font-weight-asian="bold" style:font-size-complex="8.5pt" style:font-weight-complex="bold"/>
    </style:style>
    <style:style style:name="T3" style:family="text">
      <style:text-properties fo:font-variant="normal" fo:text-transform="none" fo:color="#222222" style:font-name="Nimbus Mono L" fo:font-size="8.5pt" fo:letter-spacing="normal" fo:font-style="normal" style:text-underline-style="solid" style:text-underline-width="auto" style:text-underline-color="font-color" fo:font-weight="bold" officeooo:rsid="009f3778" style:font-size-asian="8.5pt" style:font-weight-asian="bold" style:font-size-complex="8.5pt" style:font-weight-complex="bold"/>
    </style:style>
    <style:style style:name="T4" style:family="text">
      <style:text-properties fo:font-variant="normal" fo:text-transform="none" fo:color="#222222" style:font-name="Nimbus Mono L" fo:font-size="8.5pt" fo:letter-spacing="normal" fo:font-style="normal" fo:font-weight="bold" style:font-size-asian="8.5pt" style:font-weight-asian="bold" style:font-size-complex="8.5pt" style:font-weight-complex="bold"/>
    </style:style>
    <style:style style:name="T5" style:family="text">
      <style:text-properties fo:font-variant="normal" fo:text-transform="none" fo:color="#222222" style:font-name="Nimbus Mono L" fo:font-size="8.5pt" fo:letter-spacing="normal" fo:font-style="normal" fo:font-weight="bold" officeooo:rsid="009532e5" style:font-size-asian="8.5pt" style:font-weight-asian="bold" style:font-size-complex="8.5pt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cb9038" style:font-weight-asian="normal" style:font-weight-complex="normal"/>
    </style:style>
    <style:style style:name="T8" style:family="text">
      <style:text-properties fo:color="#ff0000" fo:font-weight="bold" officeooo:rsid="008c8f22" style:font-weight-asian="bold" style:font-weight-complex="bold"/>
    </style:style>
    <style:style style:name="T9" style:family="text">
      <style:text-properties fo:color="#ff0000" fo:font-weight="bold" officeooo:rsid="00e38f3d" style:font-weight-asian="bold" style:font-weight-complex="bold"/>
    </style:style>
    <style:style style:name="T10" style:family="text">
      <style:text-properties fo:color="#ff0000" fo:font-weight="bold" officeooo:rsid="00e4074f" style:font-weight-asian="bold" style:font-weight-complex="bold"/>
    </style:style>
    <style:style style:name="T11" style:family="text">
      <style:text-properties fo:color="#222222" officeooo:rsid="001e315d"/>
    </style:style>
    <style:style style:name="T12" style:family="text">
      <style:text-properties fo:color="#222222" officeooo:rsid="00692b1e"/>
    </style:style>
    <style:style style:name="T13" style:family="text">
      <style:text-properties officeooo:rsid="001e315d"/>
    </style:style>
    <style:style style:name="T14" style:family="text">
      <style:text-properties officeooo:rsid="0078749f"/>
    </style:style>
    <style:style style:name="T15" style:family="text">
      <style:text-properties officeooo:rsid="007a4328"/>
    </style:style>
    <style:style style:name="T16" style:family="text">
      <style:text-properties officeooo:rsid="007c15eb"/>
    </style:style>
    <style:style style:name="T17" style:family="text">
      <style:text-properties officeooo:rsid="007eb0fc"/>
    </style:style>
    <style:style style:name="T18" style:family="text">
      <style:text-properties officeooo:rsid="0084c66b"/>
    </style:style>
    <style:style style:name="T19" style:family="text">
      <style:text-properties fo:color="#3333ff" fo:font-weight="bold" style:font-weight-asian="bold" style:font-weight-complex="bold"/>
    </style:style>
    <style:style style:name="T20" style:family="text">
      <style:text-properties fo:color="#3333ff" fo:font-weight="bold" officeooo:rsid="0088d8f6" style:font-weight-asian="bold" style:font-weight-complex="bold"/>
    </style:style>
    <style:style style:name="T21" style:family="text">
      <style:text-properties fo:color="#3333ff" fo:font-weight="bold" officeooo:rsid="0088d8f6" style:font-weight-asian="bold" style:font-weight-complex="bold" fo:background-color="#ffffff"/>
    </style:style>
    <style:style style:name="T22" style:family="text">
      <style:text-properties fo:color="#3333ff" fo:font-weight="bold" officeooo:rsid="00af6a97" style:font-weight-asian="bold" style:font-weight-complex="bold"/>
    </style:style>
    <style:style style:name="T23" style:family="text">
      <style:text-properties fo:color="#3333ff" fo:font-weight="bold" officeooo:rsid="00b1f908" style:font-weight-asian="bold" style:font-weight-complex="bold"/>
    </style:style>
    <style:style style:name="T24" style:family="text">
      <style:text-properties fo:color="#3333ff" fo:font-weight="bold" officeooo:rsid="008e772b" style:font-weight-asian="bold" style:font-weight-complex="bold"/>
    </style:style>
    <style:style style:name="T25" style:family="text">
      <style:text-properties fo:color="#3333ff" fo:font-weight="bold" officeooo:rsid="00b24695" style:font-weight-asian="bold" style:font-weight-complex="bold"/>
    </style:style>
    <style:style style:name="T26" style:family="text">
      <style:text-properties fo:color="#3333ff" fo:font-weight="bold" officeooo:rsid="00b40703" style:font-weight-asian="bold" style:font-weight-complex="bold"/>
    </style:style>
    <style:style style:name="T27" style:family="text">
      <style:text-properties fo:color="#3333ff" fo:font-weight="bold" officeooo:rsid="00b86ba0" style:font-weight-asian="bold" style:font-weight-complex="bold"/>
    </style:style>
    <style:style style:name="T28" style:family="text">
      <style:text-properties fo:color="#3333ff" fo:font-weight="bold" officeooo:rsid="00bb1b72" style:font-weight-asian="bold" style:font-weight-complex="bold"/>
    </style:style>
    <style:style style:name="T29" style:family="text">
      <style:text-properties fo:color="#3333ff" fo:font-weight="bold" officeooo:rsid="00bb3f04" style:font-weight-asian="bold" style:font-weight-complex="bold"/>
    </style:style>
    <style:style style:name="T30" style:family="text">
      <style:text-properties fo:color="#3333ff" fo:font-weight="bold" officeooo:rsid="00e735f0" style:font-weight-asian="bold" style:font-weight-complex="bold"/>
    </style:style>
    <style:style style:name="T31" style:family="text">
      <style:text-properties fo:color="#3333ff" fo:font-weight="bold" officeooo:rsid="00e74d86" style:font-weight-asian="bold" style:font-weight-complex="bold"/>
    </style:style>
    <style:style style:name="T32" style:family="text">
      <style:text-properties fo:color="#3333ff" fo:font-weight="bold" officeooo:rsid="00e7bb2b" style:font-weight-asian="bold" style:font-weight-complex="bold"/>
    </style:style>
    <style:style style:name="T33" style:family="text">
      <style:text-properties fo:color="#3333ff" fo:font-weight="bold" officeooo:rsid="00e7bb2b" style:font-weight-asian="bold" style:font-weight-complex="bold" fo:background-color="#ffffff"/>
    </style:style>
    <style:style style:name="T34" style:family="text">
      <style:text-properties fo:color="#3333ff" fo:font-weight="bold" officeooo:rsid="00e9792f" style:font-weight-asian="bold" style:font-weight-complex="bold"/>
    </style:style>
    <style:style style:name="T35" style:family="text">
      <style:text-properties fo:color="#3333ff" fo:font-weight="bold" officeooo:rsid="00ea43b2" style:font-weight-asian="bold" style:font-weight-complex="bold"/>
    </style:style>
    <style:style style:name="T36" style:family="text">
      <style:text-properties fo:color="#3333ff" fo:font-weight="bold" officeooo:rsid="00ef6b52" style:font-weight-asian="bold" style:font-weight-complex="bold"/>
    </style:style>
    <style:style style:name="T37" style:family="text">
      <style:text-properties fo:color="#3333ff" fo:font-weight="bold" officeooo:rsid="00efc892" style:font-weight-asian="bold" style:font-weight-complex="bold"/>
    </style:style>
    <style:style style:name="T38" style:family="text">
      <style:text-properties fo:color="#3333ff" fo:font-weight="bold" officeooo:rsid="00efc892" style:font-weight-asian="bold" style:font-weight-complex="bold" fo:background-color="#ffffff"/>
    </style:style>
    <style:style style:name="T39" style:family="text">
      <style:text-properties fo:color="#3333ff" fo:font-weight="bold" officeooo:rsid="00f0f8e1" style:font-weight-asian="bold" style:font-weight-complex="bold"/>
    </style:style>
    <style:style style:name="T40" style:family="text">
      <style:text-properties fo:color="#3333ff" fo:font-weight="bold" officeooo:rsid="00f0f8e1" style:font-weight-asian="bold" style:font-weight-complex="bold" fo:background-color="#ffffff"/>
    </style:style>
    <style:style style:name="T41" style:family="text">
      <style:text-properties fo:color="#3333ff" fo:font-weight="bold" officeooo:rsid="00f6d20d" style:font-weight-asian="bold" style:font-weight-complex="bold"/>
    </style:style>
    <style:style style:name="T42" style:family="text">
      <style:text-properties fo:color="#3333ff" fo:font-weight="bold" officeooo:rsid="00f6d20d" style:font-weight-asian="bold" style:font-weight-complex="bold" fo:background-color="#ffffff"/>
    </style:style>
    <style:style style:name="T43" style:family="text">
      <style:text-properties fo:color="#3333ff" fo:font-weight="bold" officeooo:rsid="00f6dafa" style:font-weight-asian="bold" style:font-weight-complex="bold" fo:background-color="#ffffff"/>
    </style:style>
    <style:style style:name="T44" style:family="text">
      <style:text-properties fo:color="#3333ff" fo:font-size="6pt" fo:font-weight="bold" officeooo:rsid="00bc833f" fo:background-color="#99ff99" loext:char-shading-value="0" style:font-size-asian="6pt" style:font-weight-asian="bold" style:font-size-complex="6pt" style:font-weight-complex="bold"/>
    </style:style>
    <style:style style:name="T45" style:family="text">
      <style:text-properties fo:color="#3333ff" fo:font-size="6pt" fo:font-weight="bold" officeooo:rsid="00bc833f" fo:background-color="#99ff99" loext:char-shading-value="0" style:font-size-asian="6pt" style:font-weight-asian="bold" style:font-size-complex="6pt" style:font-weight-complex="bold"/>
    </style:style>
    <style:style style:name="T46" style:family="text">
      <style:text-properties officeooo:rsid="008a95b9"/>
    </style:style>
    <style:style style:name="T47" style:family="text">
      <style:text-properties officeooo:rsid="008a9dfa"/>
    </style:style>
    <style:style style:name="T48" style:family="text">
      <style:text-properties officeooo:rsid="008c8f22"/>
    </style:style>
    <style:style style:name="T49" style:family="text">
      <style:text-properties officeooo:rsid="008e71ce"/>
    </style:style>
    <style:style style:name="T50" style:family="text">
      <style:text-properties officeooo:rsid="008e772b"/>
    </style:style>
    <style:style style:name="T51" style:family="text">
      <style:text-properties officeooo:rsid="0093b7a1"/>
    </style:style>
    <style:style style:name="T52" style:family="text">
      <style:text-properties officeooo:rsid="0096ea8c"/>
    </style:style>
    <style:style style:name="T53" style:family="text">
      <style:text-properties officeooo:rsid="009accf1"/>
    </style:style>
    <style:style style:name="T54" style:family="text">
      <style:text-properties officeooo:rsid="009c69f1"/>
    </style:style>
    <style:style style:name="T55" style:family="text">
      <style:text-properties officeooo:rsid="009fcff5"/>
    </style:style>
    <style:style style:name="T56" style:family="text">
      <style:text-properties officeooo:rsid="00a105aa"/>
    </style:style>
    <style:style style:name="T57" style:family="text">
      <style:text-properties officeooo:rsid="00a36e5a"/>
    </style:style>
    <style:style style:name="T58" style:family="text">
      <style:text-properties fo:color="#ff3333"/>
    </style:style>
    <style:style style:name="T59" style:family="text">
      <style:text-properties fo:color="#ff3333" fo:font-weight="bold" style:font-weight-asian="bold" style:font-weight-complex="bold"/>
    </style:style>
    <style:style style:name="T60" style:family="text">
      <style:text-properties fo:color="#ff3333" fo:font-weight="bold" officeooo:rsid="00e264e5" style:font-weight-asian="bold" style:font-weight-complex="bold"/>
    </style:style>
    <style:style style:name="T61" style:family="text">
      <style:text-properties fo:color="#ff3333" officeooo:rsid="00be6094"/>
    </style:style>
    <style:style style:name="T62" style:family="text">
      <style:text-properties fo:color="#ff3333" officeooo:rsid="00cb9038"/>
    </style:style>
    <style:style style:name="T63" style:family="text">
      <style:text-properties fo:color="#ff3333" officeooo:rsid="00cbaae5"/>
    </style:style>
    <style:style style:name="T64" style:family="text">
      <style:text-properties officeooo:rsid="00cb9038"/>
    </style:style>
    <style:style style:name="T65" style:family="text">
      <style:text-properties fo:color="#6666ff"/>
    </style:style>
    <style:style style:name="T66" style:family="text">
      <style:text-properties fo:color="#6666ff" officeooo:rsid="0088d8f6"/>
    </style:style>
    <style:style style:name="T67" style:family="text">
      <style:text-properties fo:color="#6666ff" officeooo:rsid="00bff122"/>
    </style:style>
    <style:style style:name="T68" style:family="text">
      <style:text-properties fo:color="#6666ff" officeooo:rsid="00af6a97"/>
    </style:style>
    <style:style style:name="T69" style:family="text">
      <style:text-properties fo:color="#6666ff" officeooo:rsid="00b1f908"/>
    </style:style>
    <style:style style:name="T70" style:family="text">
      <style:text-properties fo:color="#6666ff" officeooo:rsid="00b86ba0"/>
    </style:style>
    <style:style style:name="T71" style:family="text">
      <style:text-properties fo:color="#6666ff" officeooo:rsid="008e772b"/>
    </style:style>
    <style:style style:name="T72" style:family="text">
      <style:text-properties fo:color="#6666ff" officeooo:rsid="00b8eae0"/>
    </style:style>
    <style:style style:name="T73" style:family="text">
      <style:text-properties fo:color="#6666ff" officeooo:rsid="00cb9038"/>
    </style:style>
    <style:style style:name="T74" style:family="text">
      <style:text-properties fo:color="#6666ff" officeooo:rsid="00cea09c"/>
    </style:style>
    <style:style style:name="T75" style:family="text">
      <style:text-properties fo:color="#6666ff" officeooo:rsid="00d9c20a"/>
    </style:style>
    <style:style style:name="T76" style:family="text">
      <style:text-properties officeooo:rsid="00de7df9"/>
    </style:style>
    <style:style style:name="T77" style:family="text">
      <style:text-properties officeooo:rsid="00df519c"/>
    </style:style>
    <style:style style:name="T78" style:family="text">
      <style:text-properties fo:color="#00cc00" fo:font-weight="bold" officeooo:rsid="008e772b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40"><text:span text:style-name="T4"><text:s text:c="38"/></text:span><text:span text:style-name="T2">Total Energy</text:span><text:span text:style-name="T5"> <text:s text:c="4"/></text:span><text:span text:style-name="T2">Energy above </text:span><text:span text:style-name="T3">CCSDTQ</text:span></text:p>
      <text:p text:style-name="P2">aug-cc-pCV2Z-NR</text:p>
      <text:p text:style-name="P1"><text:s/>Total CCSD energy [au]: <text:s text:c="12"/>-14.933531 701417</text:p>
      <text:p text:style-name="P1"><text:s/>Total CCSD(T) energy [au]: <text:s text:c="9"/>-14.933568 440497</text:p>
      <text:p text:style-name="P24"><text:s/>Total CCSDT energy [au]: <text:s text:c="11"/>-14.933575 346708 <text:tab/><text:tab/><text:span text:style-name="T51">458 nH</text:span></text:p>
      <text:p text:style-name="P28"><text:span text:style-name="T6"><text:s/>Total CCSDT(Q)/A energy [au]: <text:s text:c="6"/>-14.933575 724924</text:span> </text:p>
      <text:p text:style-name="P29"><text:s/>Total CCSDT(Q)/B energy [au]: <text:s text:c="6"/>-14.933575 725169 <text:tab/><text:tab/> <text:span text:style-name="T51">94 nH</text:span></text:p>
      <text:p text:style-name="P3"><text:s/>Total CCSDTQ energy [au]: <text:s text:c="10"/>-14.933575 804573 <text:tab/><text:tab/> <text:s/><text:span text:style-name="T52">0 uH</text:span></text:p>
      <text:p text:style-name="P1"><text:s/>Total CCSDTQ(P)/A energy [au]: <text:s text:c="5"/>-14.933575 804686</text:p>
      <text:p text:style-name="P1"><text:s/>Total CCSDTQ(P)/B energy [au]: <text:s text:c="5"/>-14.933575 804687</text:p>
      <text:p text:style-name="P1"><text:s/>Total CCSDTQP energy [au]: <text:s text:c="9"/>-14.933575 804716</text:p>
      <text:p text:style-name="P1"><text:s/>Total CCSDTQP(H)/A energy [au]: <text:s text:c="4"/>-14.933575 804716</text:p>
      <text:p text:style-name="P1"><text:s/>Total CCSDTQP(H)/B energy [au]: <text:s text:c="4"/>-14.933575 804716</text:p>
      <text:p text:style-name="P1"><text:s/>Total FCI energy [au]: <text:s text:c="13"/><text:bookmark-start text:name="__DdeLink__888_107412443"/>-14.933575 804743<text:bookmark-end text:name="__DdeLink__888_107412443"/></text:p>
      <text:p text:style-name="P1"/>
      <text:p text:style-name="P2">aug-cc-pCV3Z-NR</text:p>
      <text:p text:style-name="P1"><text:s/>Total CCSD energy [au]: <text:s text:c="12"/>-14.949982 001939</text:p>
      <text:p text:style-name="P1"><text:s/>Total CCSD(T) energy [au]: <text:s text:c="9"/>-14.950069 131674</text:p>
      <text:p text:style-name="P25"><text:s/>Total CCSDT energy [au]: <text:s text:c="11"/>-14.950084 980481 <text:tab/><text:tab/><text:span text:style-name="T53">781 nH</text:span></text:p>
      <text:p text:style-name="P17"><text:s/>Total CCSDT(Q)/A energy [au]: <text:s text:c="6"/>-14.950085 635194</text:p>
      <text:p text:style-name="P30"><text:s/>Total CCSDT(Q)/B energy [au]: <text:s text:c="6"/>-14.950085 641049 <text:tab/><text:tab/><text:bookmark-start text:name="__DdeLink__433_436926841"/><text:span text:style-name="T53">120</text:span><text:bookmark-end text:name="__DdeLink__433_436926841"/><text:span text:style-name="T53"> nH</text:span></text:p>
      <text:p text:style-name="P3"><text:s/>Total CCSDTQ energy [au]: <text:s text:c="10"/>-14.950085 761173 <text:tab/><text:tab/><text:span text:style-name="T54">000 nH<text:tab/></text:span></text:p>
      <text:p text:style-name="P1"><text:s/>Total CCSDTQ(P)/A energy [au]: <text:s text:c="5"/>-14.950085 761634</text:p>
      <text:p text:style-name="P1"><text:s/>Total CCSDTQ(P)/B energy [au]: <text:s text:c="5"/><text:bookmark-start text:name="__DdeLink__890_107412443"/>-14.950085 761637<text:bookmark-end text:name="__DdeLink__890_107412443"/></text:p>
      <text:p text:style-name="P1"/>
      <text:p text:style-name="P1"><text:span text:style-name="T1">aug-cc-pCV4Z-NR</text:span> </text:p>
      <text:p text:style-name="P1"><text:s/>Total CCSD energy [au]: <text:s text:c="12"/>-14.954127 760323</text:p>
      <text:p text:style-name="P1"><text:s/>Total CCSD(T) energy [au]: <text:s text:c="9"/>-14.954246 343848</text:p>
      <text:p text:style-name="P35"><text:s/>Total CCSDT energy [au]: <text:s text:c="11"/>-14.954266 400787 <text:tab/><text:tab/><text:span text:style-name="T55">893 nH</text:span></text:p>
      <text:p text:style-name="P17"><text:s/>Total CCSDT(Q)/A energy [au]: <text:s text:c="6"/>-14.954267 138736</text:p>
      <text:p text:style-name="P31"><text:s/>Total CCSDT(Q)/B energy [au]: <text:s text:c="6"/>-14.954267 148074 <text:tab/><text:tab/><text:span text:style-name="T56">146 nH</text:span></text:p>
      <text:p text:style-name="P3"><text:s/>Total CCSDTQ energy [au]: <text:s text:c="10"/><text:bookmark-start text:name="__DdeLink__892_107412443"/>-14.954267 294251<text:bookmark-end text:name="__DdeLink__892_107412443"/> <text:tab/><text:tab/><text:span text:style-name="T57">000 nH</text:span></text:p>
      <text:p text:style-name="P3"/>
      <text:p text:style-name="P22">aug-cc-pCV5Z-NR</text:p>
      <text:p text:style-name="P6"><text:span text:style-name="T11"><text:s/>Total CCSD energy [au]: <text:s text:c="12"/></text:span>-14.956239 235626</text:p>
      <text:p text:style-name="P6"><text:span text:style-name="T11"><text:s/>Total CCSD</text:span><text:span text:style-name="T12">(T)</text:span><text:span text:style-name="T11"> energy [au]: <text:s text:c="9"/></text:span>-14.956364 644050</text:p>
      <text:p text:style-name="P36"><text:span text:style-name="T13"><text:s/>Total CCSDT energy [au]: <text:s text:c="11"/></text:span>-14.956384 374501 <text:tab/><text:tab/><text:span text:style-name="T57">875 nH</text:span></text:p>
      <text:p text:style-name="P18"><text:s/>Total CCSDT(Q)/A energy [au]: <text:s text:c="6"/><text:span text:style-name="T14">-14.956385 126463</text:span></text:p>
      <text:p text:style-name="P32"><text:s/>Total CCSDT(Q)/<text:span text:style-name="T15">B</text:span> energy [au]: <text:s text:c="6"/><text:span text:style-name="T14">-14.956385 136054 <text:tab/><text:tab/>114 nH</text:span></text:p>
      <text:p text:style-name="P4"><text:span text:style-name="T13"><text:s/>Total CCSDTQ energy [au]: <text:s text:c="10"/></text:span>-14.956385 2<text:span text:style-name="T16">5 <text:s text:c="4"/><text:tab/><text:tab/>000 nH</text:span></text:p>
      <text:p text:style-name="P6"><text:tab/></text:p>
      <text:p text:style-name="P21">aug-cc-pCV5Z-NR</text:p>
      <text:p text:style-name="P5"><text:s/>CCSD/CFOUR <text:s text:c="25"/>-14.956239 082231</text:p>
      <text:p text:style-name="P5"><text:s/>CCSD(T)/CFOUR <text:s text:c="22"/>-14.956364 490584</text:p>
      <text:p text:style-name="P26"><text:s/>CCSDT/CFOUR <text:s text:c="24"/>-14.956384 221664</text:p>
      <text:p text:style-name="P26"><text:s/>CCSDT/CFOUR-MRCC <text:s text:c="19"/>-14.956384 212115 ( <text:s/>9 nH too high)</text:p>
      <text:p text:style-name="P15"><text:s/>CCSDT(Q)/A/<text:span text:style-name="T17">CFOUR-MRCC</text:span> <text:s text:c="8"/></text:p>
      <text:p text:style-name="P27"><text:s/>CCSDT(Q)/<text:span text:style-name="T15">B/CFOUR-MRCC</text:span> <text:s text:c="6"/></text:p>
      <text:p text:style-name="P5"/>
      <text:p text:style-name="P21">aug-cc-pCV6Z-NR</text:p>
      <text:p text:style-name="P11"><text:s/>CCSD/CFOUR <text:s text:c="25"/><text:span text:style-name="T76">-14.956808 832727</text:span></text:p>
      <text:p text:style-name="P8"><text:s/>CCSD/CFOUR-<text:span text:style-name="T18">MRCC <text:s text:c="6"/></text:span><text:s/><text:tab/> <text:s text:c="8"/><text:span text:style-name="T47">-14.956808 418226</text:span></text:p>
      <text:p text:style-name="P12"><text:s/>CCSD(T)/CFOUR <text:s text:c="22"/><text:span text:style-name="T77">-14.956937 682317</text:span> <text:s/></text:p>
      <text:p text:style-name="P8"><text:s/>CCSD(T)/CFOUR-<text:span text:style-name="T18">MRCC</text:span> <text:s text:c="17"/><text:span text:style-name="T47">-14.956937 267989</text:span> <text:s text:c="15"/></text:p>
      <text:p text:style-name="P13"><text:span text:style-name="T59"><text:s/>CCSDT/CFOUR/</text:span><text:span text:style-name="T60">est.</text:span><text:span text:style-name="T59"> <text:s text:c="19"/></text:span><text:span text:style-name="T60">-14.956956 778477</text:span> <text:s text:c="7"/><text:span text:style-name="T8">850(60) nH </text:span><text:span text:style-name="T9">[</text:span><text:span text:style-name="T10">est. from</text:span><text:span text:style-name="T9"> -14.956956364477-4.14e-7 ]</text:span></text:p>
      <text:p text:style-name="P14"><text:s/>CCSDT/CFOUR-<text:span text:style-name="T18">MRCC</text:span> <text:s text:c="19"/><text:span text:style-name="T48">-14.956956 363028 <text:s text:c="8"/></text:span></text:p>
      <text:p text:style-name="P45"><text:s/>CCSDT(Q)/<text:span text:style-name="T15">B/CFOUR/est.</text:span> <text:s text:c="14"/><text:span text:style-name="T50">-14.956957 553395 <text:s text:c="7"/>127(17) nH [est. from -14.956957139395-4.14e-7 ] </text:span></text:p>
      <text:p text:style-name="P16"><text:s/>CCSDT(Q)/A/<text:span text:style-name="T17">CFOUR-MRCC</text:span> <text:s text:c="14"/><text:span text:style-name="T49">-14.956957 129722</text:span></text:p>
      <text:p text:style-name="P19"><text:s/>CCSDT(Q)/<text:span text:style-name="T15">B/CFOUR-MRCC</text:span> <text:s text:c="14"/><text:span text:style-name="T50">-14.956957 139395 <text:s text:c="7"/></text:span></text:p>
      <text:p text:style-name="P43"><text:span text:style-name="T24"><text:s/></text:span><text:span text:style-name="T19">CCSDT</text:span><text:span text:style-name="T20">Q/CFOUR-MRCC(est.)</text:span><text:span text:style-name="T19"> <text:s text:c="12"/></text:span><text:span text:style-name="T34">-14.956957 628(060)</text:span><text:span text:style-name="T22"> <text:s text:c="5"/></text:span><text:span text:style-name="T23">From </text:span><text:span text:style-name="T60">-14.956956778477</text:span><text:span text:style-name="T78">-</text:span><text:span text:style-name="T27">850</text:span><text:span text:style-name="T32">e-9</text:span></text:p>
      <text:p text:style-name="P42"><text:span text:style-name="T19"><text:s/>CCSDT</text:span><text:span text:style-name="T20">Q/CFOUR-MRCC(est.)</text:span> <text:s text:c="12"/><text:span text:style-name="T37">-14.956957 680</text:span><text:span text:style-name="T39">(017)</text:span><text:span text:style-name="T22"> <text:s text:c="5"/></text:span><text:span text:style-name="T23">From </text:span><text:span text:style-name="T78">-14.956957553395-</text:span><text:span text:style-name="T36">127</text:span><text:span text:style-name="T31">e-9</text:span></text:p>
      <text:p text:style-name="P44"><text:span text:style-name="T33"><text:s/>CCSDT</text:span><text:span text:style-name="T21">Q/CFOUR-MRCC(est.)</text:span><text:span text:style-name="T33"> <text:s text:c="12"/></text:span><text:span text:style-name="T38">-14.956957 680</text:span><text:span text:style-name="T40">(0</text:span><text:span text:style-name="T42">60</text:span><text:span text:style-name="T40">) <text:s text:c="5"/></text:span><text:span text:style-name="T43">Conservative uncertainty estimate of 0.0012 cm-1</text:span></text:p>
      <text:p text:style-name="P5"/>
      <text:p text:style-name="P23">aug-cc-pCV<text:span text:style-name="T46">7</text:span>Z-NR</text:p>
      <text:p text:style-name="P9"><text:s/><text:span text:style-name="T64">ROHF-</text:span>CCSD/CFOUR <text:s text:c="19"/></text:p>
      <text:p text:style-name="P10"><text:s/><text:span text:style-name="T64">ROHF-</text:span>CCSD(T)/CFOUR <text:s text:c="22"/></text:p>
      <text:p text:style-name="P37"><text:span text:style-name="T58"><text:s/>C</text:span><text:span text:style-name="T62">ROHF-</text:span><text:span text:style-name="T58">CSDT/CFOUR <text:s text:c="24"/></text:span><text:bookmark-start text:name="__DdeLink__853_107412443"/><text:span text:style-name="T61">-14.957141 010744</text:span><text:bookmark-end text:name="__DdeLink__853_107412443"/><text:span text:style-name="T6"> <text:s text:c="15"/></text:span><text:s text:c="16"/><text:tab/></text:p>
      <text:p text:style-name="P34"><text:s/><text:span text:style-name="T73">ROHF-</text:span><text:span text:style-name="T65">CCSDT</text:span><text:span text:style-name="T66">Q/</text:span><text:span text:style-name="T75">CFOUR</text:span><text:span text:style-name="T66">(est.)</text:span><text:span text:style-name="T65"> <text:s text:c="17"/></text:span><text:bookmark-start text:name="__DdeLink__898_107412443"/><text:span text:style-name="T67">-14.957141 860743</text:span><text:bookmark-end text:name="__DdeLink__898_107412443"/><text:span text:style-name="T68"> <text:s text:c="5"/></text:span><text:span text:style-name="T69">From </text:span><text:span text:style-name="T70">850</text:span><text:span text:style-name="T71">(</text:span><text:span text:style-name="T72">60</text:span><text:span text:style-name="T71">)</text:span></text:p>
      <text:p text:style-name="P7"/>
      <text:p text:style-name="P10"><text:s/><text:span text:style-name="T64">UHF-</text:span>CCSD/CFOUR <text:s text:c="19"/></text:p>
      <text:p text:style-name="P10"><text:s/><text:span text:style-name="T64">UHF-</text:span>CCSD(T)/CFOUR <text:s text:c="22"/></text:p>
      <text:p text:style-name="P38"><text:span text:style-name="T58"><text:s/></text:span><text:span text:style-name="T62">UHF</text:span><text:span text:style-name="T7">-</text:span><text:span text:style-name="T58">CCSDT/CFOUR <text:s text:c="25"/></text:span><text:bookmark text:name="__DdeLink__853_1074124431"/><text:span text:style-name="T63">-14.957211 341106</text:span><text:span text:style-name="T6"> <text:s text:c="15"/></text:span><text:s text:c="16"/><text:tab/></text:p>
      <text:p text:style-name="P33"><text:s/><text:span text:style-name="T73">UHF-</text:span><text:span text:style-name="T65">CCSDT</text:span><text:span text:style-name="T66">Q/</text:span><text:span text:style-name="T75">CFOUR</text:span><text:span text:style-name="T66">(est.)</text:span><text:span text:style-name="T65"> <text:s text:c="18"/></text:span><text:span text:style-name="T74">-14.957212 191106</text:span><text:span text:style-name="T68"> <text:s text:c="5"/></text:span><text:span text:style-name="T69">From </text:span><text:span text:style-name="T70">850</text:span><text:span text:style-name="T71">(</text:span><text:span text:style-name="T72">60</text:span><text:span text:style-name="T71">)</text:span></text:p>
      <text:p text:style-name="P20"/>
      <text:p text:style-name="P41">5Z: (-14.956385096+2*7.477431653828)*219474.6313705 = -333.9939358233644</text:p>
      <text:p text:style-name="P41">6Z: (-14.956957735+2*7.477718152465)*219474.6313705 = -333.9153037691335</text:p>
      <text:p text:style-name="P41">7Z: (-14.957211357355+2*7.477845563857)*219474.6313705 = -333.65184005712 (ROHF-based)</text:p>
      <text:p text:style-name="P41">7Z: (-14.957212191106+2*7.477845563857)*219474.6313705 = -333.8348272506497 (UHF-based)</text:p>
      <text:p text:style-name="P41">7Z: (-14.957212191106+2*7.477845563857)*219474.6313705 = -333.8348272506497 (UHF-based, with MRCC atomi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0902in" fo:margin-bottom="0.0902in" fo:margin-left="0.0902in" fo:margin-right="0.0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3:49:18.392861394</meta:creation-date>
    <dc:date>2018-03-31T18:42:14.840363927</dc:date>
    <meta:editing-duration>PT7H28M39S</meta:editing-duration>
    <meta:editing-cycles>212</meta:editing-cycles>
    <meta:generator>LibreOffice/5.1.6.2$Linux_X86_64 LibreOffice_project/10m0$Build-2</meta:generator>
    <meta:document-statistic meta:table-count="0" meta:image-count="0" meta:object-count="0" meta:page-count="1" meta:paragraph-count="72" meta:word-count="351" meta:character-count="4148" meta:non-whitespace-character-count="2852"/>
  </office:meta>
</office:document-meta>
</file>